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zxx" fo:country="none" officeooo:rsid="0017ce57" officeooo:paragraph-rsid="0017ce57" style:language-asian="zxx" style:country-asian="none" style:language-complex="zxx" style:country-complex="none"/>
    </style:style>
    <style:style style:name="P2" style:family="paragraph" style:parent-style-name="Text_20_body">
      <style:text-properties style:font-name="Chandas" fo:font-size="15pt" fo:language="zxx" fo:country="none" officeooo:rsid="0017ce57" officeooo:paragraph-rsid="0017ce57" style:font-size-asian="13.1000003814697pt" style:language-asian="zxx" style:country-asian="none" style:font-size-complex="15pt" style:language-complex="zxx" style:country-complex="none"/>
    </style:style>
    <style:style style:name="P3" style:family="paragraph" style:parent-style-name="Title">
      <style:text-properties style:font-name="Chandas" fo:language="zxx" fo:country="none" officeooo:rsid="0017ce57" officeooo:paragraph-rsid="0017ce57" style:language-asian="zxx" style:country-asian="none" style:language-complex="zxx" style:country-complex="none"/>
    </style:style>
    <style:style style:name="T1" style:family="text">
      <style:text-properties style:font-name="Chandas" fo:font-size="15pt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aling a sound card</text:p>
      <text:p text:style-name="P1"><text:span text:style-name="T1">First turn the system off</text:span></text:p>
      <text:p text:style-name="P2">Second, unplug the AC cable</text:p>
      <text:p text:style-name="P2">Third, unscrew the principal side panel</text:p>
      <text:p text:style-name="P2">Forth, unscrew and remove the old sound card</text:p>
      <text:p text:style-name="P2">Fifth, Insert the new sound card into its slot</text:p>
      <text:p text:style-name="P2">Sixth, Screw the side panel</text:p>
      <text:p text:style-name="P2">Seventh, Turn on the computer and try it ou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20:40:50.552741151</meta:creation-date>
    <meta:generator>LibreOffice/6.4.7.2$Linux_X86_64 LibreOffice_project/40$Build-2</meta:generator>
    <dc:date>2021-10-26T20:53:43.010000731</dc:date>
    <meta:editing-duration>PT12M53S</meta:editing-duration>
    <meta:editing-cycles>1</meta:editing-cycles>
    <meta:document-statistic meta:table-count="0" meta:image-count="0" meta:object-count="0" meta:page-count="1" meta:paragraph-count="8" meta:word-count="51" meta:character-count="274" meta:non-whitespace-character-count="231"/>
  </office:meta>
</office:document-meta>
</file>